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7aa42" officeooo:paragraph-rsid="0017aa42"/>
    </style:style>
    <style:style style:name="P2" style:family="paragraph" style:parent-style-name="Standard">
      <style:paragraph-properties fo:text-align="center" style:justify-single-word="false"/>
      <style:text-properties officeooo:rsid="0017aa42" officeooo:paragraph-rsid="0017aa42"/>
    </style:style>
    <style:style style:name="P3" style:family="paragraph" style:parent-style-name="Standard">
      <style:text-properties fo:font-style="italic" officeooo:rsid="0017aa42" officeooo:paragraph-rsid="0017aa42" style:font-style-asian="italic" style:font-style-complex="italic"/>
    </style:style>
    <style:style style:name="P4" style:family="paragraph" style:parent-style-name="Standard">
      <style:text-properties officeooo:rsid="0018b0e8" officeooo:paragraph-rsid="0018b0e8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000000"/>
    </style:style>
    <style:style style:name="T1" style:family="text">
      <style:text-properties officeooo:rsid="0017aa42"/>
    </style:style>
    <style:style style:name="T2" style:family="text">
      <style:text-properties officeooo:rsid="0018b0e8"/>
    </style:style>
    <style:style style:name="T3" style:family="text">
      <style:text-properties style:text-position="sub 58%"/>
    </style:style>
    <style:style style:name="T4" style:family="text">
      <style:text-properties style:text-position="-33% 58%"/>
    </style:style>
    <style:style style:name="gr1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111in" fo:min-width="0.11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11in" fo:min-width="0.11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dash" draw:stroke-dash="Ultrafine_20_Dashed" draw:fill="none" draw:textarea-horizontal-align="justify" draw:textarea-vertical-align="middle" draw:auto-grow-height="false" fo:min-height="0.472in" fo:min-width="1.7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4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000000" draw:fill-color="#000000" draw:textarea-horizontal-align="justify" draw:textarea-vertical-align="middle" draw:auto-grow-height="false" fo:min-height="0.061in" fo:min-width="0.429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30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271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Visual Formula for </text:span>Determinant<text:span text:style-name="T1">s</text:span></text:p>
      <text:p text:style-name="P2">by Sven Nilsen, 2020</text:p>
      <text:p text:style-name="P1"/>
      <text:p text:style-name="P3">In this paper I present a visual formula for matrix determinants, using permutative path semantics.</text:p>
      <text:p text:style-name="P1"/>
      <text:p text:style-name="P1">A determinant is a scalar value that can be computed from the elements of a square matrix.</text:p>
      <text:p text:style-name="P1"/>
      <text:p text:style-name="P1">Here is a visual version of the formula for determinants:</text:p>
      <text:p text:style-name="P1"/>
      <text:p text:style-name="P1"><draw:custom-shape text:anchor-type="paragraph" draw:z-index="12" draw:name="Shape3" draw:style-name="gr4" draw:text-style-name="P8" svg:width="1.7504in" svg:height="0.4724in" svg:x="1.2882in" svg:y="0.148in"><text:p/><draw:enhanced-geometry svg:viewBox="0 0 21600 21600" draw:mirror-horizontal="false" draw:mirror-vertical="false" draw:type="rectangle" draw:enhanced-path="M 0 0 L 21600 0 21600 21600 0 21600 0 0 Z N"/></draw:custom-shape></text:p>
      <text:p text:style-name="P1"><draw:custom-shape text:anchor-type="paragraph" draw:z-index="0" draw:name="Shape1" draw:style-name="gr1" draw:text-style-name="P5" svg:width="0.1835in" svg:height="0.1835in" svg:x="1.472in" svg:y="0.106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1" draw:style-name="gr1" draw:text-style-name="P5" svg:width="0.1835in" svg:height="0.1835in" svg:x="1.928in" svg:y="0.106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1" draw:style-name="gr1" draw:text-style-name="P5" svg:width="0.1835in" svg:height="0.1835in" svg:x="2.3217in" svg:y="0.09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" draw:style-name="gr1" draw:text-style-name="P5" svg:width="0.1835in" svg:height="0.1835in" svg:x="2.689in" svg:y="0.09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1" draw:style-name="gr2" draw:text-style-name="P6" svg:width="0.1835in" svg:height="0.1835in" svg:x="1.472in" svg:y="0.9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1" draw:style-name="gr2" draw:text-style-name="P6" svg:width="0.1835in" svg:height="0.1835in" svg:x="1.9181in" svg:y="0.9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1" draw:style-name="gr2" draw:text-style-name="P6" svg:width="0.1835in" svg:height="0.1835in" svg:x="2.3201in" svg:y="0.9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1" draw:style-name="gr2" draw:text-style-name="P6" svg:width="0.1835in" svg:height="0.1835in" svg:x="2.6965in" svg:y="0.9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" draw:name="Shape2" draw:style-name="gr3" draw:text-style-name="P7" svg:x1="1.5681in" svg:y1="1.0157in" svg:x2="2.0055in" svg:y2="0.2374in"><text:p/></draw:line><draw:line text:anchor-type="paragraph" draw:z-index="9" draw:name="Shape2" draw:style-name="gr3" draw:text-style-name="P7" svg:x1="2.4165in" svg:y1="1.0331in" svg:x2="1.5681in" svg:y2="0.2374in"><text:p/></draw:line><draw:line text:anchor-type="paragraph" draw:z-index="10" draw:name="Shape2" draw:style-name="gr3" draw:text-style-name="P7" svg:x1="2.8102in" svg:y1="0.202in" svg:x2="2.0055in" svg:y2="1.0331in"><text:p/></draw:line><draw:frame text:anchor-type="paragraph" draw:z-index="13" draw:name="Shape4" draw:style-name="gr5" draw:text-style-name="P9" svg:width="2.3803in" svg:height="0.4295in" svg:x="3.2744in" svg:y="0.0437in"><draw:text-box><text:p>Generate all permutations inside this box to represent a term</text:p></draw:text-box></draw:frame><draw:frame text:anchor-type="paragraph" draw:z-index="14" draw:name="Shape5" draw:style-name="gr6" draw:text-style-name="P9" svg:width="1.9953in" svg:height="0.576in" svg:x="3.4665in" svg:y="0.5173in"><draw:text-box><text:p>The sign is given by the parity of intersecting points</text:p></draw:text-box></draw:frame><draw:custom-shape text:anchor-type="paragraph" draw:z-index="15" draw:name="Shape6" draw:style-name="gr7" draw:text-style-name="P10" svg:width="0.4906in" svg:height="0.1224in" svg:x="2.8102in" svg:y="0.6138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7" draw:name="Shape7" draw:style-name="gr8" draw:text-style-name="P9" svg:width="0.6831in" svg:height="0.3067in" svg:x="0.1382in" svg:y="0.1063in"><draw:text-box><text:p>row</text:p></draw:text-box></draw:frame></text:p>
      <text:p text:style-name="P1"><draw:line text:anchor-type="paragraph" draw:z-index="11" draw:name="Shape2" draw:style-name="gr3" draw:text-style-name="P7" svg:x1="2.4083in" svg:y1="0.0102in" svg:x2="2.8102in" svg:y2="0.8413in"><text:p/></draw:line></text:p>
      <text:p text:style-name="P1"/>
      <text:p text:style-name="P1"/>
      <text:p text:style-name="P1"><draw:frame text:anchor-type="paragraph" draw:z-index="16" draw:name="Shape7" draw:style-name="gr8" draw:text-style-name="P9" svg:width="0.6831in" svg:height="0.3067in" svg:x="0.1465in" svg:y="0.1181in"><draw:text-box><text:p>column</text:p></draw:text-box></draw:frame></text:p>
      <text:p text:style-name="P1"/>
      <text:p text:style-name="P1"/>
      <text:p text:style-name="P1">An even parity of intersecting points <text:span text:style-name="T2">is `+` and odd parity is `-`.</text:span></text:p>
      <text:p text:style-name="P1"/>
      <text:p text:style-name="P4">For example, a matrix `m` of size `2 ⨯ 2`, has two permutations:</text:p>
      <text:p text:style-name="P4"/>
      <text:p text:style-name="P4"><draw:custom-shape text:anchor-type="paragraph" draw:z-index="18" draw:name="Shape1" draw:style-name="gr1" draw:text-style-name="P5" svg:width="0.1835in" svg:height="0.1835in" svg:x="1in" svg:y="0.08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Shape1" draw:style-name="gr2" draw:text-style-name="P6" svg:width="0.1835in" svg:height="0.1835in" svg:x="1in" svg:y="0.94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0" draw:name="Shape2" draw:style-name="gr3" draw:text-style-name="P7" svg:x1="1.0917in" svg:y1="1.0516in" svg:x2="1.0917in" svg:y2="0.1543in"><text:p/></draw:line><draw:custom-shape text:anchor-type="paragraph" draw:z-index="21" draw:name="Shape1" draw:style-name="gr1" draw:text-style-name="P5" svg:width="0.1835in" svg:height="0.1835in" svg:x="1.5602in" svg:y="0.08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Shape1" draw:style-name="gr2" draw:text-style-name="P6" svg:width="0.1835in" svg:height="0.1835in" svg:x="1.5602in" svg:y="0.94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3" draw:name="Shape2" draw:style-name="gr3" draw:text-style-name="P7" svg:x1="1.652in" svg:y1="1.0516in" svg:x2="1.652in" svg:y2="0.1543in"><text:p/></draw:line><draw:custom-shape text:anchor-type="paragraph" draw:z-index="24" draw:name="Shape1" draw:style-name="gr1" draw:text-style-name="P5" svg:width="0.1835in" svg:height="0.1835in" svg:x="2.7846in" svg:y="0.06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Shape1" draw:style-name="gr2" draw:text-style-name="P6" svg:width="0.1835in" svg:height="0.1835in" svg:x="2.7846in" svg:y="0.91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6" draw:name="Shape2" draw:style-name="gr3" draw:text-style-name="P7" svg:x1="2.8764in" svg:y1="1.0252in" svg:x2="3.4366in" svg:y2="0.1717in"><text:p/></draw:line><draw:custom-shape text:anchor-type="paragraph" draw:z-index="27" draw:name="Shape1" draw:style-name="gr1" draw:text-style-name="P5" svg:width="0.1835in" svg:height="0.1835in" svg:x="3.3453in" svg:y="0.06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Shape1" draw:style-name="gr2" draw:text-style-name="P6" svg:width="0.1835in" svg:height="0.1835in" svg:x="3.3453in" svg:y="0.91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9" draw:name="Shape2" draw:style-name="gr3" draw:text-style-name="P7" svg:x1="3.4366in" svg:y1="1.0252in" svg:x2="2.8673in" svg:y2="0.1189in"><text:p/></draw:line></text:p>
      <text:p text:style-name="P4"/>
      <text:p text:style-name="P4"/>
      <text:p text:style-name="P4"><draw:frame text:anchor-type="paragraph" draw:z-index="32" draw:name="Shape8" draw:style-name="gr9" draw:text-style-name="P9" svg:width="0.2976in" svg:height="0.2323in" svg:x="2.7016in" svg:y="0.0681in"><draw:text-box><text:p>m<text:span text:style-name="T4">10</text:span></text:p></draw:text-box></draw:frame><draw:frame text:anchor-type="paragraph" draw:z-index="30" draw:name="Shape8" draw:style-name="gr9" draw:text-style-name="P9" svg:width="0.2976in" svg:height="0.2323in" svg:x="0.7591in" svg:y="0.1256in"><draw:text-box><text:p>m<text:span text:style-name="T4">00</text:span></text:p></draw:text-box></draw:frame><draw:frame text:anchor-type="paragraph" draw:z-index="31" draw:name="Shape8" draw:style-name="gr9" draw:text-style-name="P9" svg:width="0.2976in" svg:height="0.2323in" svg:x="1.7925in" svg:y="0.1429in"><draw:text-box><text:p>m<text:span text:style-name="T4">11</text:span></text:p></draw:text-box></draw:frame><draw:frame text:anchor-type="paragraph" draw:z-index="33" draw:name="Shape8" draw:style-name="gr9" draw:text-style-name="P9" svg:width="0.2976in" svg:height="0.2323in" svg:x="3.4016in" svg:y="0.0681in"><draw:text-box><text:p>m<text:span text:style-name="T4">01</text:span></text:p></draw:text-box></draw:frame></text:p>
      <text:p text:style-name="P4"/>
      <text:p text:style-name="P4"><draw:frame text:anchor-type="paragraph" draw:z-index="34" draw:name="Shape9" draw:style-name="gr10" draw:text-style-name="P9" svg:width="0.263in" svg:height="0.2717in" svg:x="1.2437in" svg:y="0.122in"><draw:text-box><text:p text:style-name="P7">+</text:p></draw:text-box></draw:frame><draw:frame text:anchor-type="paragraph" draw:z-index="35" draw:name="Shape9" draw:style-name="gr10" draw:text-style-name="P9" svg:width="0.263in" svg:height="0.2717in" svg:x="3.0283in" svg:y="0.122in"><draw:text-box><text:p text:style-name="P7">-</text:p></draw:text-box></draw:frame></text:p>
      <text:p text:style-name="P4"/>
      <text:p text:style-name="P4">The first term has zero intersections, which is parity even.</text:p>
      <text:p text:style-name="P4">The second term has one intersection, which is parity odd.</text:p>
      <text:p text:style-name="P4"/>
      <text:p text:style-name="P4">The formula for the determinant is given as following:</text:p>
      <text:p text:style-name="P4"/>
      <text:p text:style-name="P4"><text:tab/>m<text:span text:style-name="T3">00</text:span> · m<text:span text:style-name="T3">11</text:span> – m<text:span text:style-name="T3">10</text:span> · m<text:span text:style-name="T3">01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20:32:27.166727000</meta:creation-date>
    <dc:date>2020-04-27T20:53:48.670027000</dc:date>
    <meta:editing-duration>PT26S</meta:editing-duration>
    <meta:editing-cycles>1</meta:editing-cycles>
    <meta:document-statistic meta:table-count="0" meta:image-count="0" meta:object-count="0" meta:page-count="1" meta:paragraph-count="11" meta:word-count="111" meta:character-count="622" meta:non-whitespace-character-count="520"/>
    <meta:generator>LibreOffice/5.1.2.2$MacOSX_X86_64 LibreOffice_project/d3bf12ecb743fc0d20e0be0c58ca359301eb705f</meta:generator>
  </office:meta>
</office:document-meta>
</file>